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fe Concurrent Abstractions for WSNs</text:p>
      <text:p text:style-name="Standard"/>
      <text:p text:style-name="P1">Project Description</text:p>
      <text:p text:style-name="Standard"/>
      <text:p text:style-name="Standard">Wireless sensor networks (WSNs) are composed of a large number of tiny devices (known as ``motes'') capable of sensing the environment and communicating among them.</text:p>
      <text:p text:style-name="Standard">WSNs are usually employed to continuously monitor physical phenomena in large or unreachable areas, such as wildfire in forests and air temperature in buildings.</text:p>
      <text:p text:style-name="Standard"/>
      <text:p text:style-name="Standard">Software for WSNs is usually developed in the C programming language, and the addition of a realtime operating system may extend it with preemptive and/or cooperative multithreading.</text:p>
      <text:p text:style-name="Standard">However, concurrency in C requires a low-level exercise related to scheduling, synchronizing, and the life cycle of activities (i.e. creating and destroying threads).</text:p>
      <text:p text:style-name="Standard"/>
      <text:p text:style-name="Standard">Concurrency in C also lacks safety warranties, given that they are susceptible to unbounded execution, race conditions and deadlocks.</text:p>
      <text:p text:style-name="Standard">Nonetheless, safety is an important aspect in WSNs, as motes have scarce resources, are deployed in remote locations, and must run for long periods without human intervention.</text:p>
      <text:p text:style-name="Standard"/>
      <text:p text:style-name="Standard">The programming language Céu is being developed as part of the proponent's PhD research in PUC--Rio and is targeted at highly constrained embedded systems (such as WSNs), incorporating features found in dataflow and imperative reactive languages.</text:p>
      <text:p text:style-name="Standard"/>
      <text:p text:style-name="Standard">Céu supports concurrent lines of execution that run in time steps and are allowed to share variables.</text:p>
      <text:p text:style-name="Standard">However, the synchronous and static nature of Céu enables a compile time analysis that can enforce deterministic and memory-safe programs, offering a high-level and safe alternative to the predominating C based multithreaded systems. The Céu compiler generates code comparable to handcrafted C programs in terms of size and portability.</text:p>
      <text:p text:style-name="Standard"/>
      <text:p text:style-name="Standard">The main objective of our research during the sandwich period in Chalmers is to evaluate the applicability of Céu in the context of Wireless Sensor Networks and secure communications.</text:p>
      <text:p text:style-name="Standard">The evaluation involves quantitative measures (e.g. memory usage) and qualitative measures (e.g. ease of programming).</text:p>
      <text:p text:style-name="Standard"/>
      <text:p text:style-name="Standard">We believe that Wireless Sensor Networks are an ideal scenario to employ the Céu programming language, given it is targeted at highly constrained embedded systems, offering fine-grained concurrency, low memory overhead, and safety warranties.</text:p>
      <text:p text:style-name="Standard"/>
      <text:p text:style-name="P1">Researcher</text:p>
      <text:p text:style-name="Standard"/>
      <text:p text:style-name="Standard">Francisco Sant'Anna is a fourth year Ph.D. student in the Computer Science department at PUC-Rio. He earned his BSc (2003) and MSc (2007) degrees also in the Computer Science department at PUC-Rio.</text:p>
      <text:p text:style-name="Standard">The current title of his PhD thesis is ``Céu: Embedded, Safe, and Reactive Programming'', which is expected to be concluded in September 2013.</text:p>
      <text:p text:style-name="Standard">His advisors are Prof. Roberto Ierusalimschy and Prof. Noemi Rodriguez, which actuate, respectively, in the field of programming languages and distributed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8:35:59</meta:creation-date>
    <meta:document-statistic meta:table-count="0" meta:image-count="0" meta:object-count="0" meta:page-count="1" meta:paragraph-count="18" meta:word-count="411" meta:character-count="2775" meta:non-whitespace-character-count="2383"/>
    <dc:date>2013-03-07T08:42:19</dc:date>
    <meta:editing-duration>PT6M21S</meta:editing-duration>
    <meta:editing-cycles>1</meta:editing-cycles>
    <meta:generator>LibreOffice/3.4$Linux LibreOffice_project/340m1$Build-402</meta:generator>
  </office:meta>
</office:document-meta>
</file>